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1" svg:font-family="Caladea" style:font-family-generic="roman"/>
    <style:font-face style:name="FreeSans1" svg:font-family="FreeSans" style:font-family-generic="swiss"/>
    <style:font-face style:name="Tlwg Typo" svg:font-family="'Tlwg Typo'" style:font-pitch="fixed"/>
    <style:font-face style:name="FreeMono" svg:font-family="FreeMono" style:font-family-generic="modern" style:font-pitch="fixed"/>
    <style:font-face style:name="URW Chancery L" svg:font-family="'URW Chancery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2" svg:font-family="Calade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16cm" fo:margin-left="-0.191cm" fo:margin-top="0cm" fo:margin-bottom="0cm" table:align="left" style:writing-mode="lr-tb"/>
    </style:style>
    <style:style style:name="Таблица1.A" style:family="table-column">
      <style:table-column-properties style:column-width="7.04cm"/>
    </style:style>
    <style:style style:name="Таблица1.B" style:family="table-column">
      <style:table-column-properties style:column-width="4.21cm"/>
    </style:style>
    <style:style style:name="Таблица1.C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="0.176cm" fo:border="none"/>
    </style:style>
    <style:style style:name="Таблица1.B1" style:family="table-cell">
      <style:table-cell-properties style:vertical-align="" fo:padding="0.176cm" fo:border-left="none" fo:border-right="none" fo:border-top="none" fo:border-bottom="0.75pt solid #000001"/>
    </style:style>
    <style:style style:name="Таблица1.B2" style:family="table-cell">
      <style:table-cell-properties style:vertical-align="" fo:padding="0.176cm" fo:border-left="none" fo:border-right="none" fo:border-top="0.75pt solid #000001" fo:border-bottom="0.75pt solid #000001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style:font-name="Caladea" style:font-name-complex="Caladea2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adea" style:font-name-complex="Caladea2"/>
    </style:style>
    <style:style style:name="P4" style:family="paragraph" style:parent-style-name="Standard">
      <style:paragraph-properties fo:line-height="150%" fo:text-align="start" style:justify-single-word="false"/>
      <style:text-properties style:font-name="Caladea" style:font-name-complex="Caladea2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1.27cm" fo:margin-right="0cm" fo:line-height="150%" fo:text-indent="0cm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size="14pt" fo:font-weight="bold" style:font-name-asian="Times New Roman1" style:font-size-asian="14pt" style:font-weight-asian="bold" style:font-name-complex="Caladea2" style:font-size-complex="14pt"/>
    </style:style>
    <style:style style:name="P9" style:family="paragraph" style:parent-style-name="Standard">
      <style:text-properties style:font-name="Caladea" fo:font-size="14pt" style:font-name-asian="Times New Roman1" style:font-size-asian="14pt" style:font-name-complex="Caladea2" style:font-size-complex="14pt"/>
    </style:style>
    <style:style style:name="P10" style:family="paragraph" style:parent-style-name="Standard">
      <style:text-properties style:font-name="Caladea" fo:font-size="14pt" officeooo:paragraph-rsid="0002d778" style:font-size-asian="14pt" style:font-name-complex="Caladea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aladea" fo:font-size="14pt" officeooo:rsid="0007b0a4" officeooo:paragraph-rsid="0007b0a4" style:font-size-asian="14pt" style:font-name-complex="Caladea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adea" fo:language="ru" fo:country="RU" style:font-name-complex="Caladea2"/>
    </style:style>
    <style:style style:name="P13" style:family="paragraph" style:parent-style-name="Standard">
      <style:paragraph-properties fo:line-height="150%" fo:text-align="center" style:justify-single-word="false"/>
      <style:text-properties fo:font-variant="small-caps" style:font-name="Caladea" fo:font-size="14pt" fo:font-weight="bold" style:font-name-asian="Times New Roman1" style:font-size-asian="14pt" style:font-weight-asian="bold" style:font-name-complex="Caladea2" style:font-size-complex="14pt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text-properties style:font-name="Tlwg Typo" fo:font-size="14pt" officeooo:rsid="0007b0a4" officeooo:paragraph-rsid="0007b0a4" style:font-size-asian="14pt" style:font-name-complex="Caladea2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rsid="00057fda" officeooo:paragraph-rsid="00084647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style:font-name="Caladea" fo:font-size="14pt" style:font-name-asian="Times New Roman1" style:font-size-asian="14pt" style:font-name-complex="Caladea2" style:font-size-complex="14pt"/>
    </style:style>
    <style:style style:name="P19" style:family="paragraph" style:parent-style-name="Standard">
      <style:paragraph-properties fo:margin-left="1.27cm" fo:margin-right="0cm" fo:line-height="150%" fo:text-indent="0cm" style:auto-text-indent="false"/>
      <style:text-properties style:font-name="Caladea" fo:font-size="14pt" fo:font-weight="bold" style:font-name-asian="Times New Roman1" style:font-size-asian="14pt" style:font-weight-asian="bold" style:font-name-complex="Caladea2" style:font-size-complex="14pt"/>
    </style:style>
    <style:style style:name="P20" style:family="paragraph" style:parent-style-name="Standard" style:list-style-name="WWNum1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</style:style>
    <style:style style:name="P21" style:family="paragraph" style:parent-style-name="Standard" style:list-style-name="WWNum1">
      <style:paragraph-properties fo:margin-left="2.54cm" fo:margin-right="0cm" fo:margin-top="0cm" fo:margin-bottom="0cm" loext:contextual-spacing="true" fo:line-height="150%" fo:text-align="justify" style:justify-single-word="false" fo:text-indent="-0.635cm" style:auto-text-indent="false"/>
      <style:text-properties style:font-name="Caladea" fo:font-size="14pt" officeooo:rsid="0002d778" officeooo:paragraph-rsid="0002d778" style:font-name-asian="Times New Roman1" style:font-size-asian="14pt" style:font-name-complex="Caladea2" style:font-size-complex="14pt"/>
    </style:style>
    <style:style style:name="P22" style:family="paragraph" style:parent-style-name="Standard">
      <style:paragraph-properties fo:margin-left="6.35cm" fo:margin-right="0cm" fo:text-indent="0cm" style:auto-text-indent="false"/>
    </style:style>
    <style:style style:name="T1" style:family="text">
      <style:text-properties style:font-name="Caladea" style:font-name-complex="Caladea2"/>
    </style:style>
    <style:style style:name="T2" style:family="text">
      <style:text-properties style:font-name="Caladea" fo:font-size="14pt" fo:font-weight="bold" style:font-name-asian="Times New Roman1" style:font-size-asian="14pt" style:font-weight-asian="bold" style:font-name-complex="Caladea2" style:font-size-complex="14pt"/>
    </style:style>
    <style:style style:name="T3" style:family="text">
      <style:text-properties style:font-name="Caladea" fo:font-size="14pt" fo:font-weight="bold" officeooo:rsid="0002d778" style:font-name-asian="Times New Roman1" style:font-size-asian="14pt" style:font-weight-asian="bold" style:font-name-complex="Caladea2" style:font-size-complex="14pt"/>
    </style:style>
    <style:style style:name="T4" style:family="text">
      <style:text-properties style:font-name="Caladea" fo:font-size="14pt" fo:font-weight="bold" officeooo:rsid="0007b0a4" style:font-name-asian="Times New Roman1" style:font-size-asian="14pt" style:font-weight-asian="bold" style:font-name-complex="Caladea2" style:font-size-complex="14pt"/>
    </style:style>
    <style:style style:name="T5" style:family="text">
      <style:text-properties style:font-name="Caladea" fo:font-size="14pt" style:font-name-asian="Times New Roman1" style:font-size-asian="14pt" style:font-name-complex="Caladea2" style:font-size-complex="14pt"/>
    </style:style>
    <style:style style:name="T6" style:family="text">
      <style:text-properties style:font-name="Caladea" fo:font-size="14pt" officeooo:rsid="0002d778" style:font-name-asian="Times New Roman1" style:font-size-asian="14pt" style:font-name-complex="Caladea2" style:font-size-complex="14pt"/>
    </style:style>
    <style:style style:name="T7" style:family="text">
      <style:text-properties style:font-name="Caladea" fo:font-size="14pt" officeooo:rsid="000419ae" style:font-name-asian="Times New Roman1" style:font-size-asian="14pt" style:font-name-complex="Caladea2" style:font-size-complex="14pt"/>
    </style:style>
    <style:style style:name="T8" style:family="text">
      <style:text-properties style:font-name="Caladea" fo:font-size="14pt" officeooo:rsid="0007b0a4" style:font-name-asian="Times New Roman1" style:font-size-asian="14pt" style:font-name-complex="Caladea2" style:font-size-complex="14pt"/>
    </style:style>
    <style:style style:name="T9" style:family="text">
      <style:text-properties style:font-name="Caladea" fo:font-size="14pt" fo:language="ru" fo:country="RU" style:font-name-asian="Times New Roman1" style:font-size-asian="14pt" style:font-name-complex="Caladea2" style:font-size-complex="14pt"/>
    </style:style>
    <style:style style:name="T10" style:family="text">
      <style:text-properties style:font-name="Caladea" fo:font-size="14pt" fo:font-style="italic" style:font-name-asian="Times New Roman1" style:font-size-asian="14pt" style:font-style-asian="italic" style:font-name-complex="Caladea2" style:font-size-complex="14pt"/>
    </style:style>
    <style:style style:name="T11" style:family="text">
      <style:text-properties style:font-name="Caladea" fo:font-size="14pt" fo:font-style="italic" officeooo:rsid="0007b0a4" style:font-name-asian="Times New Roman1" style:font-size-asian="14pt" style:font-style-asian="italic" style:font-name-complex="Caladea2" style:font-size-complex="14pt"/>
    </style:style>
    <style:style style:name="T12" style:family="text">
      <style:text-properties style:font-name="Caladea" fo:font-size="14pt" fo:language="en" fo:country="US" style:font-name-asian="Times New Roman1" style:font-size-asian="14pt" style:font-name-complex="Caladea2" style:font-size-complex="14pt"/>
    </style:style>
    <style:style style:name="T13" style:family="text">
      <style:text-properties style:font-name="Caladea" fo:font-size="14pt" fo:language="en" fo:country="US" style:font-name-asian="Courier New" style:font-size-asian="14pt" style:font-name-complex="Caladea2" style:font-size-complex="14pt"/>
    </style:style>
    <style:style style:name="T14" style:family="text">
      <style:text-properties style:font-name="Caladea" fo:font-size="14pt" style:font-name-asian="Courier New" style:font-size-asian="14pt" style:font-name-complex="Caladea2" style:font-size-complex="14pt"/>
    </style:style>
    <style:style style:name="T15" style:family="text">
      <style:text-properties style:font-name="Caladea" fo:font-size="14pt" officeooo:rsid="0002d778" style:font-name-asian="Courier New" style:font-size-asian="14pt" style:font-name-complex="Caladea2" style:font-size-complex="14pt"/>
    </style:style>
    <style:style style:name="T16" style:family="text">
      <style:text-properties style:font-name="Caladea" fo:font-size="14pt" officeooo:rsid="0007b0a4" style:font-name-asian="Courier New" style:font-size-asian="14pt" style:font-name-complex="Caladea2" style:font-size-complex="14pt"/>
    </style:style>
    <style:style style:name="T17" style:family="text">
      <style:text-properties style:font-name="Caladea" fo:font-size="14pt" fo:font-style="normal" style:font-size-asian="14pt" style:font-style-asian="normal" style:font-name-complex="Caladea2" style:font-size-complex="14pt" style:font-style-complex="normal"/>
    </style:style>
    <style:style style:name="T18" style:family="text">
      <style:text-properties style:font-name="Caladea" fo:font-size="14pt" fo:font-style="normal" officeooo:rsid="00063816" style:font-size-asian="14pt" style:font-style-asian="normal" style:font-name-complex="Caladea2" style:font-size-complex="14pt" style:font-style-complex="normal"/>
    </style:style>
    <style:style style:name="T19" style:family="text">
      <style:text-properties style:font-name="Caladea" fo:font-size="14pt" fo:font-style="normal" officeooo:rsid="00084647" style:font-size-asian="14pt" style:font-style-asian="normal" style:font-name-complex="Caladea2" style:font-size-complex="14pt" style:font-style-complex="normal"/>
    </style:style>
    <style:style style:name="T20" style:family="text">
      <style:text-properties style:font-name="Caladea" fo:font-size="14pt" fo:font-style="normal" fo:font-weight="normal" style:font-size-asian="12.25pt" style:font-style-asian="normal" style:font-weight-asian="normal" style:font-name-complex="Caladea2" style:font-size-complex="14pt" style:font-style-complex="normal" style:font-weight-complex="normal"/>
    </style:style>
    <style:style style:name="T21" style:family="text">
      <style:text-properties style:font-name="Caladea" fo:font-size="14pt" fo:font-style="normal" fo:font-weight="normal" officeooo:rsid="0007b0a4" style:font-size-asian="12.25pt" style:font-style-asian="normal" style:font-weight-asian="normal" style:font-name-complex="Caladea2" style:font-size-complex="14pt" style:font-style-complex="normal" style:font-weight-complex="normal"/>
    </style:style>
    <style:style style:name="T22" style:family="text">
      <style:text-properties style:font-name="Caladea" fo:font-size="20pt" fo:font-style="normal" fo:font-weight="bold" style:font-size-asian="20pt" style:font-style-asian="normal" style:font-weight-asian="bold" style:font-name-complex="Caladea2" style:font-size-complex="20pt" style:font-style-complex="normal" style:font-weight-complex="bold"/>
    </style:style>
    <style:style style:name="T23" style:family="text">
      <style:text-properties officeooo:rsid="0007b0a4"/>
    </style:style>
    <style:style style:name="T24" style:family="text">
      <style:text-properties style:font-name="Tlwg Typo" fo:font-size="14pt" fo:font-style="normal" officeooo:rsid="0007b0a4" style:font-size-asian="14pt" style:font-style-asian="normal" style:font-name-complex="Caladea2" style:font-size-complex="14pt" style:font-style-complex="normal"/>
    </style:style>
    <style:style style:name="T25" style:family="text">
      <style:text-properties style:font-name="Tlwg Typo" fo:font-size="14pt" fo:font-style="normal" officeooo:rsid="00084647" style:font-size-asian="14pt" style:font-style-asian="normal" style:font-name-complex="Caladea2" style:font-size-complex="14pt" style:font-style-complex="normal"/>
    </style:style>
    <style:style style:name="T26" style:family="text">
      <style:text-properties style:font-name="Tlwg Typo" fo:font-size="14pt" fo:font-style="normal" officeooo:rsid="000a132f" style:font-size-asian="14pt" style:font-style-asian="normal" style:font-name-complex="Caladea2" style:font-size-complex="14pt" style:font-style-complex="normal"/>
    </style:style>
    <style:style style:name="T27" style:family="text">
      <style:text-properties style:font-name="Caladea1" fo:font-size="14pt" fo:font-style="normal" style:font-size-asian="14pt" style:font-style-asian="normal" style:font-name-complex="Caladea2" style:font-size-complex="14pt" style:font-style-complex="normal"/>
    </style:style>
    <style:style style:name="T28" style:family="text">
      <style:text-properties style:font-name="Caladea1" fo:font-size="14pt" fo:font-style="normal" officeooo:rsid="00084647" style:font-size-asian="14pt" style:font-style-asian="normal" style:font-name-complex="Caladea2" style:font-size-complex="14pt" style:font-style-complex="normal"/>
    </style:style>
    <style:style style:name="T29" style:family="text">
      <style:text-properties style:font-name="Caladea1" fo:font-size="14pt" fo:font-style="normal" officeooo:rsid="00063816" style:font-size-asian="14pt" style:font-style-asian="normal" style:font-name-complex="Caladea2" style:font-size-complex="14pt" style:font-style-complex="normal"/>
    </style:style>
    <style:style style:name="T30" style:family="text">
      <style:text-properties style:font-name="Caladea1" fo:font-size="14pt" fo:font-style="normal" officeooo:rsid="000a132f" style:font-size-asian="14pt" style:font-style-asian="normal" style:font-name-complex="Caladea2" style:font-size-complex="14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span text:style-name="T1"> <text:tab/> <text:tab/> <text:tab/></text:span></text:p>
      <text:p text:style-name="P8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8">Кафедра МОЭВМ</text:p>
      <text:p text:style-name="P3"/>
      <text:p text:style-name="P3"/>
      <text:p text:style-name="P3"/>
      <text:p text:style-name="P4"><text:bookmark text:name="_GoBack"/></text:p>
      <text:p text:style-name="P13">отчет</text:p>
      <text:p text:style-name="P1"><text:span text:style-name="T2">по лабораторной работе №</text:span><text:span text:style-name="T4">4</text:span></text:p>
      <text:p text:style-name="P8">по дисциплине «Программирование»</text:p>
      <text:p text:style-name="P1"><text:span text:style-name="T2">Тема: </text:span><text:span text:style-name="T3">Линейные списки</text:span></text:p>
      <text:p text:style-name="P1"><text:span text:style-name="T3"/></text:p>
      <text:p text:style-name="P3"/>
      <text:p text:style-name="P4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tab/><text:tab/><text:tab/></text:p>
            <text:p text:style-name="P9">Студент гр. 6303</text:p>
          </table:table-cell>
          <table:table-cell table:style-name="Таблица1.B1" office:value-type="string">
            <text:p text:style-name="P18"><text:tab/><text:tab/><text:tab/></text:p>
            <text:p text:style-name="P2"/>
            <text:p text:style-name="P9"><text:tab/><text:tab/><text:tab/></text:p>
            <text:p text:style-name="P9"><text:tab/><text:tab/></text:p>
          </table:table-cell>
          <table:table-cell table:style-name="Таблица1.A1" office:value-type="string">
            <text:p text:style-name="P18"><text:tab/><text:tab/><text:tab/></text:p>
            <text:p text:style-name="P12">Гречков С.Д.</text:p>
            <text:p text:style-name="P9"><text:tab/><text:tab/></text:p>
          </table:table-cell>
        </table:table-row>
        <table:table-row table:style-name="Таблица1.1">
          <table:table-cell table:style-name="Таблица1.A1" office:value-type="string">
            <text:p text:style-name="P18"><text:tab/><text:tab/><text:tab/></text:p>
            <text:p text:style-name="P9">Преподаватель</text:p>
            <text:p text:style-name="P9"><text:tab/><text:tab/></text:p>
          </table:table-cell>
          <table:table-cell table:style-name="Таблица1.B2" office:value-type="string">
            <text:p text:style-name="P18"><text:tab/><text:tab/><text:tab/></text:p>
            <text:p text:style-name="P2"/>
            <text:p text:style-name="P9"><text:tab/><text:tab/><text:tab/></text:p>
            <text:p text:style-name="P9"><text:tab/><text:tab/></text:p>
          </table:table-cell>
          <table:table-cell table:style-name="Таблица1.A1" office:value-type="string">
            <text:p text:style-name="P18"><text:tab/><text:tab/><text:tab/></text:p>
            <text:p text:style-name="P5"><text:span text:style-name="T6">Берленко</text:span><text:span text:style-name="T5"> </text:span><text:span text:style-name="T6">Т</text:span><text:span text:style-name="T5">.</text:span><text:span text:style-name="T6">А</text:span><text:span text:style-name="T5">.</text:span></text:p>
            <text:p text:style-name="P9"><text:tab/><text:tab/></text:p>
          </table:table-cell>
        </table:table-row>
      </table:table>
      <text:p text:style-name="P4"/>
      <text:p text:style-name="P1"><text:span text:style-name="T9"><text:s text:c="2"/><text:line-break/><text:line-break/><text:line-break/><text:line-break/></text:span><text:span text:style-name="T5">Санкт-Петербург</text:span></text:p>
      <text:p text:style-name="P22"><text:span text:style-name="T5"><text:s text:c="4"/>201</text:span><text:span text:style-name="T6">6</text:span></text:p>
      <text:p text:style-name="P19"><text:soft-page-break/>Цель работы</text:p>
      <text:p text:style-name="P6"><text:span text:style-name="T5">Научиться использовать </text:span><text:span text:style-name="T8">линейные списки</text:span></text:p>
      <text:p text:style-name="P19">Ход работы</text:p>
      <text:list xml:id="list4647761457523941774" text:style-name="WWNum1">
        <text:list-item>
          <text:p text:style-name="P20"><text:span text:style-name="T5">В локальном репозитории создана новая ветка </text:span><text:span text:style-name="T6">G</text:span><text:span text:style-name="T12">rechkov</text:span><text:span text:style-name="T10">_lr</text:span><text:span text:style-name="T11">4</text:span></text:p>
        </text:list-item>
      </text:list>
      <text:p text:style-name="P15"><text:span text:style-name="T5"><text:tab/><text:tab/></text:span><text:span text:style-name="T14">git checkout -b </text:span><text:span text:style-name="T15">G</text:span><text:span text:style-name="T13">rechkov</text:span><text:span text:style-name="T14">_lr</text:span><text:span text:style-name="T16">4</text:span></text:p>
      <text:list xml:id="list22539935207863" text:continue-numbering="true" text:style-name="WWNum1">
        <text:list-item>
          <text:p text:style-name="P21">На ветку отправлен заранее сделанный файл <text:span text:style-name="T23">Musical</text:span>.c </text:p>
        </text:list-item>
        <text:list-item>
          <text:p text:style-name="P20"><text:span text:style-name="T5">В файл </text:span><text:span text:style-name="T8">Musical</text:span><text:span text:style-name="T6">.c была записана программа </text:span><text:span text:style-name="T8">для работы со связанным списком музыкальных композиций</text:span><text:span text:style-name="T7">:<text:line-break/></text:span><text:span text:style-name="T8">С её помощью можно было создавать список композий с заранее известной длинной. У каждого элемента списка имеются три параметра: имя композиции (name), имя автора (author) и год создания (year).<text:line-break/>Так же программа позволяет добавлять новый элемент в конец списка или удалять какой-либо из уже имеющихся. С помощью последних функций программы можно узнать длину списка после добавления/удаления элементов и вывести названия композиций по порядку.</text:span><text:span text:style-name="T6"><text:line-break/></text:span></text:p>
        </text:list-item>
      </text:list>
      <text:p text:style-name="P11">Код программы:</text:p>
      <text:p text:style-name="P10"/>
      <text:p text:style-name="P16">#include &lt;stdlib.h&gt;</text:p>
      <text:p text:style-name="P16">#include &lt;stdio.h&gt;</text:p>
      <text:p text:style-name="P16">#include &lt;string.h&gt;</text:p>
      <text:p text:style-name="P16"/>
      <text:p text:style-name="P16">typedef struct MusicalComposition</text:p>
      <text:p text:style-name="P16">{</text:p>
      <text:p text:style-name="P16"><text:soft-page-break/>char name[80];</text:p>
      <text:p text:style-name="P16">char author[80];</text:p>
      <text:p text:style-name="P16">int year;</text:p>
      <text:p text:style-name="P16">struct MusicalComposition* next;</text:p>
      <text:p text:style-name="P16">struct MusicalComposition* prev;</text:p>
      <text:p text:style-name="P16">} MusicalComposition;</text:p>
      <text:p text:style-name="P16"/>
      <text:p text:style-name="P16">MusicalComposition* createMusicalComposition(char* name, char* author, int year);</text:p>
      <text:p text:style-name="P16"/>
      <text:p text:style-name="P16">MusicalComposition* createMusicalCompositionList(char** array_names, char** array_authors, int* array_years, int n);</text:p>
      <text:p text:style-name="P16"/>
      <text:p text:style-name="P16">void push(MusicalComposition* head, MusicalComposition* element);</text:p>
      <text:p text:style-name="P16"/>
      <text:p text:style-name="P16">void removeEl(MusicalComposition* head, char* name_for_remove);</text:p>
      <text:p text:style-name="P16"/>
      <text:p text:style-name="P16">int count(MusicalComposition* head);</text:p>
      <text:p text:style-name="P16"/>
      <text:p text:style-name="P16">void print_names(MusicalComposition* head);</text:p>
      <text:p text:style-name="P16"/>
      <text:p text:style-name="P16"/>
      <text:p text:style-name="P16">int main(){</text:p>
      <text:p text:style-name="P16">int length;</text:p>
      <text:p text:style-name="P16">scanf("%d\n", &amp;length);</text:p>
      <text:p text:style-name="P16"/>
      <text:p text:style-name="P16">char** names = (char**)malloc(sizeof(char*)*length);</text:p>
      <text:p text:style-name="P16">char** authors = (char**)malloc(sizeof(char*)*length);</text:p>
      <text:p text:style-name="P16">int* years = (int*)malloc(sizeof(int)*length);</text:p>
      <text:p text:style-name="P16"/>
      <text:p text:style-name="P16">for (int i=0;i&lt;length;i++)</text:p>
      <text:p text:style-name="P16">{</text:p>
      <text:p text:style-name="P16">char name[80];</text:p>
      <text:p text:style-name="P16"><text:soft-page-break/>char author[80];</text:p>
      <text:p text:style-name="P16"/>
      <text:p text:style-name="P16">fgets(name, 80, stdin);</text:p>
      <text:p text:style-name="P16">fgets(author, 80, stdin);</text:p>
      <text:p text:style-name="P16">fscanf(stdin, "%d\n", &amp;years[i]);</text:p>
      <text:p text:style-name="P16"/>
      <text:p text:style-name="P16">(*strstr(name,"\n"))=0;</text:p>
      <text:p text:style-name="P16">(*strstr(author,"\n"))=0;</text:p>
      <text:p text:style-name="P16"/>
      <text:p text:style-name="P16">names[i] = (char*)malloc(sizeof(char*) * (strlen(name)+1));</text:p>
      <text:p text:style-name="P16">authors[i] = (char*)malloc(sizeof(char*) * (strlen(author)+1));</text:p>
      <text:p text:style-name="P16"/>
      <text:p text:style-name="P16">strcpy(names[i], name);</text:p>
      <text:p text:style-name="P16">strcpy(authors[i], author);</text:p>
      <text:p text:style-name="P16"/>
      <text:p text:style-name="P16">}</text:p>
      <text:p text:style-name="P16">MusicalComposition* head = createMusicalCompositionList(names, authors, years, length);</text:p>
      <text:p text:style-name="P16">char name_for_push[80];</text:p>
      <text:p text:style-name="P16">char author_for_push[80];</text:p>
      <text:p text:style-name="P16">int year_for_push;</text:p>
      <text:p text:style-name="P16"/>
      <text:p text:style-name="P16">char name_for_remove[80];</text:p>
      <text:p text:style-name="P16"/>
      <text:p text:style-name="P16">fgets(name_for_push, 80, stdin);</text:p>
      <text:p text:style-name="P16">fgets(author_for_push, 80, stdin);</text:p>
      <text:p text:style-name="P16">fscanf(stdin, "%d\n", &amp;year_for_push);</text:p>
      <text:p text:style-name="P16">(*strstr(name_for_push,"\n"))=0;</text:p>
      <text:p text:style-name="P16">(*strstr(author_for_push,"\n"))=0;</text:p>
      <text:p text:style-name="P16"/>
      <text:p text:style-name="P16">MusicalComposition* element_for_push = createMusicalComposition(name_for_push, author_for_push, year_for_push);</text:p>
      <text:p text:style-name="P16"/>
      <text:p text:style-name="P16"><text:soft-page-break/>fgets(name_for_remove, 80, stdin);</text:p>
      <text:p text:style-name="P16">(*strstr(name_for_remove,"\n"))=0;</text:p>
      <text:p text:style-name="P16"/>
      <text:p text:style-name="P16">printf("%s %s %d\n", head-&gt;name, head-&gt;author, head-&gt;year);</text:p>
      <text:p text:style-name="P16">int k = count(head);</text:p>
      <text:p text:style-name="P16"/>
      <text:p text:style-name="P16">printf("%d\n", k);</text:p>
      <text:p text:style-name="P16">push(head, element_for_push);</text:p>
      <text:p text:style-name="P16"/>
      <text:p text:style-name="P16">k = count(head);</text:p>
      <text:p text:style-name="P16">printf("%d\n", k);</text:p>
      <text:p text:style-name="P16"/>
      <text:p text:style-name="P16">removeEl(head, name_for_remove);</text:p>
      <text:p text:style-name="P16">print_names(head);</text:p>
      <text:p text:style-name="P16"/>
      <text:p text:style-name="P16">k = count(head);</text:p>
      <text:p text:style-name="P16">printf("%d\n", k);</text:p>
      <text:p text:style-name="P16"/>
      <text:p text:style-name="P16">return 0;</text:p>
      <text:p text:style-name="P16"/>
      <text:p text:style-name="P16">}</text:p>
      <text:p text:style-name="P16">MusicalComposition* createMusicalComposition(char* name, char* author, int year)</text:p>
      <text:p text:style-name="P16">{</text:p>
      <text:p text:style-name="P16"><text:s text:c="2"/>MusicalComposition *head = (MusicalComposition*)malloc(sizeof(MusicalComposition));</text:p>
      <text:p text:style-name="P16"><text:s text:c="2"/>strcpy(head-&gt;name, name);</text:p>
      <text:p text:style-name="P16"><text:s text:c="2"/>strcpy(head-&gt;author, author);</text:p>
      <text:p text:style-name="P16"><text:s text:c="2"/>head-&gt;year=year;</text:p>
      <text:p text:style-name="P16"><text:s text:c="2"/>head-&gt;next=NULL;</text:p>
      <text:p text:style-name="P16"><text:s text:c="2"/>head-&gt;prev=NULL;</text:p>
      <text:p text:style-name="P16"><text:s text:c="2"/>return head; </text:p>
      <text:p text:style-name="P16">}</text:p>
      <text:p text:style-name="P16"><text:s text:c="57"/></text:p>
      <text:p text:style-name="P16"><text:soft-page-break/>MusicalComposition* createMusicalCompositionList(char** array_names, char** array_authors, int* array_years, int n)</text:p>
      <text:p text:style-name="P16">{</text:p>
      <text:p text:style-name="P16"><text:tab/>MusicalComposition *head = createMusicalComposition(array_names[0],array_authors[0],array_years[0]);</text:p>
      <text:p text:style-name="P16"><text:tab/>MusicalComposition *ThisList = head;</text:p>
      <text:p text:style-name="P16"><text:tab/>for (int i=1;i&lt;n;++i)</text:p>
      <text:p text:style-name="P16"><text:tab/>{</text:p>
      <text:p text:style-name="P16">MusicalComposition *newList = createMusicalComposition(array_names[i],array_authors[i],array_years[i]);</text:p>
      <text:p text:style-name="P16"><text:s text:c="8"/>ThisList-&gt;next=newList;</text:p>
      <text:p text:style-name="P16"><text:s text:c="8"/>newList-&gt;prev=ThisList;</text:p>
      <text:p text:style-name="P16"><text:s text:c="8"/>ThisList=ThisList-&gt;next;</text:p>
      <text:p text:style-name="P16"><text:tab/>}</text:p>
      <text:p text:style-name="P16"><text:tab/>return head;</text:p>
      <text:p text:style-name="P16">}</text:p>
      <text:p text:style-name="P16"/>
      <text:p text:style-name="P16">void push(MusicalComposition* head, MusicalComposition* element)</text:p>
      <text:p text:style-name="P16">{</text:p>
      <text:p text:style-name="P16"><text:tab/>MusicalComposition* test = head;</text:p>
      <text:p text:style-name="P16"><text:tab/>MusicalComposition* new = createMusicalComposition(element-&gt;name, element-&gt;author, element-&gt;year);</text:p>
      <text:p text:style-name="P16"><text:tab/>while(test-&gt;next!=NULL)</text:p>
      <text:p text:style-name="P16"><text:tab/><text:tab/>test=test-&gt;next;</text:p>
      <text:p text:style-name="P16"><text:tab/>test-&gt;next=new;</text:p>
      <text:p text:style-name="P16"><text:tab/>new-&gt;prev=test;</text:p>
      <text:p text:style-name="P16">}</text:p>
      <text:p text:style-name="P16"/>
      <text:p text:style-name="P16">void removeEl(MusicalComposition* head, char* name_for_remove)</text:p>
      <text:p text:style-name="P16">{</text:p>
      <text:p text:style-name="P16"><text:tab/>MusicalComposition* test=head;</text:p>
      <text:p text:style-name="P16"><text:soft-page-break/><text:s text:c="4"/>while(strcmp(test-&gt;name, name_for_remove) != 0 &amp;&amp; test-&gt;next!=NULL)</text:p>
      <text:p text:style-name="P16"><text:s text:c="4"/><text:tab/>test=test-&gt;next;</text:p>
      <text:p text:style-name="P16"><text:s text:c="4"/>if(test-&gt;next != NULL &amp;&amp; test-&gt;prev != NULL) </text:p>
      <text:p text:style-name="P16"><text:s text:c="5"/>{</text:p>
      <text:p text:style-name="P16"><text:s text:c="5"/>test-&gt;prev-&gt;next = test-&gt;next;</text:p>
      <text:p text:style-name="P16"><text:s text:c="5"/>test-&gt;next-&gt;prev = test-&gt;prev;</text:p>
      <text:p text:style-name="P16"><text:s text:c="5"/>}</text:p>
      <text:p text:style-name="P16"><text:s text:c="4"/>else if(test-&gt;next == NULL) </text:p>
      <text:p text:style-name="P16"><text:s/><text:tab/> {</text:p>
      <text:p text:style-name="P16"><text:s text:c="5"/>test-&gt;prev-&gt;next = NULL;</text:p>
      <text:p text:style-name="P16"><text:s/><text:tab/> } </text:p>
      <text:p text:style-name="P16"><text:s text:c="2"/><text:tab/>else if(test-&gt;prev == NULL) </text:p>
      <text:p text:style-name="P16"><text:s/><text:tab/> {</text:p>
      <text:p text:style-name="P16"><text:s text:c="5"/>test-&gt;next-&gt;prev = NULL;</text:p>
      <text:p text:style-name="P16"><text:tab/> }</text:p>
      <text:p text:style-name="P16">}<text:tab/> </text:p>
      <text:p text:style-name="P16"/>
      <text:p text:style-name="P16">int count(MusicalComposition* head)</text:p>
      <text:p text:style-name="P16">{</text:p>
      <text:p text:style-name="P16"><text:tab/>MusicalComposition* test =head;</text:p>
      <text:p text:style-name="P16"><text:tab/>int count=0;</text:p>
      <text:p text:style-name="P16"><text:tab/>while(test!=NULL)</text:p>
      <text:p text:style-name="P16"><text:tab/><text:tab/>{</text:p>
      <text:p text:style-name="P16"><text:tab/><text:tab/><text:tab/>++count;</text:p>
      <text:p text:style-name="P16"><text:tab/><text:tab/><text:tab/>test=test-&gt;next;</text:p>
      <text:p text:style-name="P16"><text:tab/><text:tab/>}</text:p>
      <text:p text:style-name="P16"><text:tab/>return count;</text:p>
      <text:p text:style-name="P16">}</text:p>
      <text:p text:style-name="P16"/>
      <text:p text:style-name="P16">void print_names(MusicalComposition* head)</text:p>
      <text:p text:style-name="P16">{ <text:s text:c="2"/></text:p>
      <text:p text:style-name="P16"><text:tab/>MusicalComposition* test =head;</text:p>
      <text:p text:style-name="P16"><text:tab/>while(test!=NULL)</text:p>
      <text:p text:style-name="P16"><text:tab/>{</text:p>
      <text:p text:style-name="P16"><text:tab/><text:tab/>printf("%s\n",test-&gt;name);</text:p>
      <text:p text:style-name="P16"><text:tab/><text:tab/>test=test-&gt;next;</text:p>
      <text:p text:style-name="P16"><text:soft-page-break/><text:tab/>}</text:p>
      <text:p text:style-name="P16">}</text:p>
      <text:p text:style-name="P10"/>
      <text:p text:style-name="P17"><text:span text:style-name="T19">Функция <text:s/></text:span><text:span text:style-name="T24">MusicalComposition* createMusicalComposition(char* name, char* author, int year) </text:span><text:span text:style-name="T25">создаёт элемент списка</text:span></text:p>
      <text:p text:style-name="P17"><text:span text:style-name="T28">Функция</text:span><text:span text:style-name="T25"> </text:span><text:span text:style-name="T24">MusicalComposition* createMusicalCompositionList(char** array_names, char** array_authors, int* array_years, int n)</text:span><text:span text:style-name="T17"><text:line-break/></text:span><text:span text:style-name="T19">связывает элементы списка</text:span></text:p>
      <text:p text:style-name="P17"><text:span text:style-name="T19">Функция <text:s/></text:span><text:span text:style-name="T24">void push(MusicalComposition* head, MusicalComposition* element) </text:span><text:span text:style-name="T25">добвляет элемент в конец списка<text:line-break/></text:span><text:span text:style-name="T28">Функция</text:span><text:span text:style-name="T25"> </text:span><text:span text:style-name="T24">void removeEl(MusicalComposition* head, char* name_for_remove) </text:span><text:span text:style-name="T28">уляет элдаемент из списка</text:span><text:span text:style-name="T25"><text:line-break/></text:span><text:span text:style-name="T28">Функция</text:span><text:span text:style-name="T25"> </text:span><text:span text:style-name="T24">int count(MusicalComposition* head) </text:span><text:span text:style-name="T28">подсчитывает количество элементов в списке</text:span><text:span text:style-name="T25"><text:line-break/></text:span><text:span text:style-name="T28">Функция</text:span><text:span text:style-name="T25"> </text:span><text:span text:style-name="T24">void print_names(MusicalComposition* head)<text:line-break/></text:span><text:span text:style-name="T28">выводит названия композиций в консоль.</text:span><text:span text:style-name="T25"><text:line-break/></text:span><text:span text:style-name="T17"><text:line-break/></text:span><text:span text:style-name="T28">Б</text:span><text:span text:style-name="T27">ыл написан отчет Otchet_lr</text:span><text:span text:style-name="T28">4</text:span><text:span text:style-name="T27">.</text:span><text:span text:style-name="T29">odt.</text:span><text:span text:style-name="T27"><text:line-break/></text:span><text:span text:style-name="T28">Далее была создана новая ветка Grechkov_lr4 от ветки master<text:line-break/>Файл с программой и отчет были отправлены на ветку Grechkov_lr4 с помощью команд:</text:span><text:span text:style-name="T19"><text:line-break/></text:span></text:p>
      <text:p text:style-name="P17"><text:span text:style-name="T25">git add Music.c<text:line-break/>git add Otchet_lr4.odt<text:line-break/>git commit -m “message”</text:span></text:p>
      <text:p text:style-name="P17"><text:span text:style-name="T25">git push origin Grechkov_lr4;<text:line-break/><text:line-break/></text:span><text:span text:style-name="T28">И сделан</text:span><text:span text:style-name="T25"> pull </text:span><text:span text:style-name="T26">request <text:s/></text:span><text:span text:style-name="T30">в </text:span><text:span text:style-name="T26">master</text:span><text:span text:style-name="T17"><text:line-break/><text:line-break/></text:span><text:span text:style-name="T22">Вывод<text:line-break/><text:tab/><text:line-break/><text:tab/></text:span><text:span text:style-name="T20">В ходе выполнения лабораторной работы </text:span><text:span text:style-name="T21">были получены знания о том, как использовать связанные линейные спис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1" svg:font-family="Caladea" style:font-family-generic="roman"/>
    <style:font-face style:name="FreeSans1" svg:font-family="FreeSans" style:font-family-generic="swiss"/>
    <style:font-face style:name="Tlwg Typo" svg:font-family="'Tlwg Typo'" style:font-pitch="fixed"/>
    <style:font-face style:name="FreeMono" svg:font-family="FreeMono" style:font-family-generic="modern" style:font-pitch="fixed"/>
    <style:font-face style:name="URW Chancery L" svg:font-family="'URW Chancery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2" svg:font-family="Calade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.5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0.5pt" style:text-underline-style="none" style:letter-kerning="true"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" style:class="text">
      <style:paragraph-properties fo:margin-top="0.706cm" fo:margin-bottom="0.212cm" loext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" style:class="text">
      <style:paragraph-properties fo:margin-top="0.635cm" fo:margin-bottom="0.212cm" loext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" style:class="text">
      <style:paragraph-properties fo:margin-top="0.564cm" fo:margin-bottom="0.141cm" loext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" style:class="text">
      <style:paragraph-properties fo:margin-top="0.494cm" fo:margin-bottom="0.141cm" loext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" style:class="text">
      <style:paragraph-properties fo:margin-top="0.423cm" fo:margin-bottom="0.141cm" loext:contextual-spacing="true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default-outline-level="" style:class="text">
      <style:paragraph-properties fo:margin-top="0.423cm" fo:margin-bottom="0.141cm" loext:contextual-spacing="true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text-underline-style="none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ubtitle" style:family="paragraph" style:parent-style-name="normal" style:default-outline-level="" style:class="chapter">
      <style:paragraph-properties fo:margin-top="0cm" fo:margin-bottom="0.564cm" loext:contextual-spacing="true" fo:keep-together="always" fo:keep-with-next="always"/>
      <style:text-properties fo:color="#666666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adea" fo:font-family="Caladea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adea" fo:font-family="Caladea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adea" fo:font-family="Caladea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13.335cm" fo:margin-left="13.97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4.60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7:19:37</meta:creation-date>
    <dc:date>2016-12-09T02:25:39.566037227</dc:date>
    <dc:title>	 	 	 	</dc:title>
    <meta:generator>LibreOffice/5.1.4.2$Linux_X86_64 LibreOffice_project/10m0$Build-2</meta:generator>
    <meta:editing-duration>PT8M59S</meta:editing-duration>
    <meta:editing-cycles>3</meta:editing-cycles>
    <meta:document-statistic meta:table-count="1" meta:image-count="0" meta:object-count="0" meta:page-count="8" meta:paragraph-count="176" meta:word-count="595" meta:character-count="5978" meta:non-whitespace-character-count="5280"/>
    <meta:user-defined meta:name="DocSecurity" meta:value-type="float">0</meta:user-defined>
    <meta:user-defined meta:name="KSOProductBuildVer">1049-9.1.0.5240</meta:user-defined>
    <meta:user-defined meta:name="LinksUpToDate" meta:value-type="boolean">false</meta:user-defined>
    <meta:user-defined meta:name="ScaleCrop" meta:value-type="boolean">false</meta:user-defined>
  </office:meta>
</office:document-meta>
</file>